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ucida Grande" svg:font-family="'Lucida Grande', Tahoma, Verdan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fo:widows="1" fo:text-indent="0in" style:auto-text-indent="fals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L1"/>
    <style:style style:name="T1" style:family="text">
      <style:text-properties fo:font-variant="normal" fo:text-transform="none" fo:color="#000000" style:font-name="Lucida Grande" fo:font-size="9pt" fo:letter-spacing="normal" fo:font-style="normal" fo:font-weight="normal"/>
    </style:style>
    <style:style style:name="T2" style:family="text">
      <style:text-properties fo:font-variant="normal" fo:text-transform="none" fo:color="#000000" fo:font-size="9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2a00ff"/>
    </style:style>
    <style:style style:name="T9" style:family="text">
      <style:text-properties fo:color="#6a3e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ốt nhất là ta dùng excel để chứa data dùng để input vào. Vì data để input vào thường sẽ do tester thay đổi. Ví dụ dùng username kết hợp với password gì.</text:p>
      <text:p text:style-name="Standard"><text:a xlink:type="simple" xlink:href="http://www.guru99.com/parameterization-using-xml-and-dataproviders-selenium.html" text:style-name="Internet_20_link" text:visited-style-name="Visited_20_Internet_20_Link"/></text:p>
      <text:p text:style-name="Standard"><text:a xlink:type="simple" xlink:href="http://www.guru99.com/parameterization-using-xml-and-dataproviders-selenium.html" text:style-name="Internet_20_link" text:visited-style-name="Visited_20_Internet_20_Link">http://www.guru99.com/parameterization-using-xml-and-dataproviders-selenium.html</text:a></text:p>
      <text:p text:style-name="Standard">To pass multiple data to the application at runtime, we need to parameterize our test scripts</text:p>
      <text:p text:style-name="Standard">There are two ways by which we can achieve parameterization in TestNG:</text:p>
      <text:list xml:id="list1438634398169583944" text:style-name="L1">
        <text:list-item>
          <text:p text:style-name="P5">With the help of Parameters annotation and TestNG XML file: @Parameters({"name","searchKey"})</text:p>
        </text:list-item>
        <text:list-item>
          <text:p text:style-name="P5">With the help of DataProvider annotation: @DataProvider(name="SearchProvider")</text:p>
        </text:list-item>
      </text:list>
      <text:p text:style-name="Standard"/>
      <text:p text:style-name="Standard">We should use DataProvider annotation (lưu ý đến mảng 2 chiều) because it supports multiple sets of data better than Parameters</text:p>
      <text:p text:style-name="Standard"/>
      <text:p text:style-name="Standard"/>
      <text:p text:style-name="Standard"/>
      <text:p text:style-name="P1"><text:span text:style-name="T1">By default, the data provider will be looked for in the current test class or one of its base classes. If you want to put your data provider in a different class, it needs to be a static method and you specify the class where it can be found in the</text:span><text:span text:style-name="Teletype"><text:span text:style-name="T2">dataProviderClass</text:span></text:span><text:span text:style-name="T3"> </text:span><text:span text:style-name="T1">attribute</text:span> </text:p>
      <text:p text:style-name="P1"/>
      <text:p text:style-name="P3"><text:span text:style-name="T4">package</text:span><text:span text:style-name="T5"> com.pkg.parameters;</text:span></text:p>
      <text:p text:style-name="P2"/>
      <text:p text:style-name="P2"><text:span text:style-name="T4">import</text:span><text:span text:style-name="T5"> org.testng.annotations.DataProvider;</text:span></text:p>
      <text:p text:style-name="P2"/>
      <text:p text:style-name="P2"><text:span text:style-name="T4">public</text:span><text:span text:style-name="T5"> </text:span><text:span text:style-name="T4">class</text:span><text:span text:style-name="T5"> ParaClass {</text:span></text:p>
      <text:p text:style-name="P4"><text:tab/></text:p>
      <text:p text:style-name="P2"><text:span text:style-name="T5"><text:tab/></text:span><text:span text:style-name="T7">@DataProvider</text:span><text:span text:style-name="T5">(name=</text:span><text:span text:style-name="T8">"LogInData"</text:span><text:span text:style-name="T5">)</text:span></text:p>
      <text:p text:style-name="P2"><text:span text:style-name="T5"><text:tab/></text:span><text:span text:style-name="T4">public</text:span><text:span text:style-name="T5"> </text:span><text:span text:style-name="T4">static</text:span><text:span text:style-name="T5"> Object[][] getLogInData(){</text:span></text:p>
      <text:p text:style-name="P2"><text:span text:style-name="T5"><text:tab/><text:tab/></text:span><text:span text:style-name="T4">return</text:span><text:span text:style-name="T5"> </text:span><text:span text:style-name="T4">new</text:span><text:span text:style-name="T5"> Object[][] {</text:span></text:p>
      <text:p text:style-name="P2"><text:span text:style-name="T5"><text:tab/><text:tab/><text:tab/><text:tab/>{</text:span><text:span text:style-name="T8">""</text:span><text:span text:style-name="T5">,</text:span><text:span text:style-name="T8">""</text:span><text:span text:style-name="T5">},</text:span></text:p>
      <text:p text:style-name="P2"><text:span text:style-name="T5"><text:tab/><text:tab/><text:tab/><text:tab/>{</text:span><text:span text:style-name="T8">"abc"</text:span><text:span text:style-name="T5">,</text:span><text:span text:style-name="T8">"123"</text:span><text:span text:style-name="T5">},</text:span></text:p>
      <text:p text:style-name="P2"><text:span text:style-name="T5"><text:tab/><text:tab/><text:tab/><text:tab/>{</text:span><text:span text:style-name="T8">"minhqlrt"</text:span><text:span text:style-name="T5">,</text:span><text:span text:style-name="T8">"password"</text:span><text:span text:style-name="T5">}</text:span></text:p>
      <text:p text:style-name="P4"><text:tab/><text:tab/>};</text:p>
      <text:p text:style-name="P4"><text:tab/>}</text:p>
      <text:p text:style-name="P2"/>
      <text:p text:style-name="P4">}</text:p>
      <text:p text:style-name="P1"/>
      <text:p text:style-name="P1"/>
      <text:p text:style-name="P1"/>
      <text:p text:style-name="P1"/>
      <text:p text:style-name="P3"><text:span text:style-name="T4">package</text:span><text:span text:style-name="T5"> com.pkg.test;</text:span></text:p>
      <text:p text:style-name="P2"/>
      <text:p text:style-name="P2"><text:span text:style-name="T4">import</text:span><text:span text:style-name="T5"> org.openqa.selenium.WebDriver;</text:span></text:p>
      <text:p text:style-name="P2"><text:span text:style-name="T4">import</text:span><text:span text:style-name="T5"> org.openqa.selenium.firefox.FirefoxDriver;</text:span></text:p>
      <text:p text:style-name="P2"><text:span text:style-name="T4">import</text:span><text:span text:style-name="T5"> org.testng.annotations.Test;</text:span></text:p>
      <text:p text:style-name="P2"/>
      <text:p text:style-name="P2"><text:span text:style-name="T4">import</text:span><text:span text:style-name="T5"> com.pkg.po.LogInPage;</text:span></text:p>
      <text:p text:style-name="P2"/>
      <text:p text:style-name="P2"><text:span text:style-name="T4">public</text:span><text:span text:style-name="T5"> </text:span><text:span text:style-name="T4">class</text:span><text:span text:style-name="T5"> LogInTest {</text:span></text:p>
      <text:p text:style-name="P4"><text:tab/></text:p>
      <text:p text:style-name="P4"><text:tab/></text:p>
      <text:p text:style-name="P2"><text:span text:style-name="T5"><text:tab/></text:span><text:span text:style-name="T7">@Test</text:span><text:span text:style-name="T5">(dataProvider=</text:span><text:span text:style-name="T8">"logInDataProvider"</text:span><text:span text:style-name="T5">,dataProviderClass=com.pkg.parameters.ParaClass.</text:span><text:span text:style-name="T4">class</text:span><text:span text:style-name="T5">)</text:span></text:p>
      <text:p text:style-name="P2"><text:span text:style-name="T5"><text:tab/></text:span><text:span text:style-name="T4">public</text:span><text:span text:style-name="T5"> </text:span><text:span text:style-name="T4">void</text:span><text:span text:style-name="T5"> LogInTestMethod(String </text:span><text:span text:style-name="T9">username</text:span><text:span text:style-name="T5">, String </text:span><text:span text:style-name="T9">password</text:span><text:span text:style-name="T5">) {</text:span></text:p>
      <text:p text:style-name="P2"><text:span text:style-name="T5"><text:tab/><text:tab/>WebDriver </text:span><text:span text:style-name="T9">driver</text:span><text:span text:style-name="T5"> = </text:span><text:span text:style-name="T4">new</text:span><text:span text:style-name="T5"> FirefoxDriver();</text:span></text:p>
      <text:p text:style-name="P2"><text:span text:style-name="T5"><text:tab/><text:tab/></text:span><text:span text:style-name="T9">driver</text:span><text:span text:style-name="T5">.get(</text:span><text:span text:style-name="T8">"http://localhost:3080/SimpleSite/"</text:span><text:span text:style-name="T5">);</text:span></text:p>
      <text:p text:style-name="P2"><text:span text:style-name="T5"><text:tab/><text:tab/>LogInPage.</text:span><text:span text:style-name="T6">username</text:span><text:span text:style-name="T5">(</text:span><text:span text:style-name="T9">driver</text:span><text:span text:style-name="T5">).sendKeys(</text:span><text:span text:style-name="T9">username</text:span><text:span text:style-name="T5">);</text:span></text:p>
      <text:p text:style-name="P2"><text:span text:style-name="T5"><text:tab/><text:tab/>LogInPage.</text:span><text:span text:style-name="T6">password</text:span><text:span text:style-name="T5">(</text:span><text:span text:style-name="T9">driver</text:span><text:span text:style-name="T5">).sendKeys(</text:span><text:span text:style-name="T9">password</text:span><text:span text:style-name="T5">);</text:span></text:p>
      <text:p text:style-name="P2"><text:soft-page-break/><text:span text:style-name="T5"><text:tab/><text:tab/>LogInPage.</text:span><text:span text:style-name="T6">submit</text:span><text:span text:style-name="T5">(</text:span><text:span text:style-name="T9">driver</text:span><text:span text:style-name="T5">).click();</text:span></text:p>
      <text:p text:style-name="P4"><text:tab/>}</text:p>
      <text:p text:style-name="P2"/>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ucida Grande" svg:font-family="'Lucida Grande', Tahoma, Verdan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M54S</meta:editing-duration>
    <meta:editing-cycles>10</meta:editing-cycles>
    <meta:generator>OpenOffice/4.1.1$Win32 OpenOffice.org_project/411m6$Build-9775</meta:generator>
    <dc:date>2016-02-03T14:28:53.90</dc:date>
    <meta:document-statistic meta:table-count="0" meta:image-count="0" meta:object-count="0" meta:page-count="2" meta:paragraph-count="38" meta:word-count="211" meta:character-count="1807"/>
    <meta:user-defined meta:name="Info 1"/>
    <meta:user-defined meta:name="Info 2"/>
    <meta:user-defined meta:name="Info 3"/>
    <meta:user-defined meta:name="Info 4"/>
  </office:meta>
</office:document-meta>
</file>